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0000" style:font-name="Cantarell" fo:font-size="20pt" style:text-underline-style="solid" style:text-underline-width="auto" style:text-underline-color="font-color" fo:font-weight="bold" officeooo:rsid="000ba326" officeooo:paragraph-rsid="000ba32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style:font-name="Cantarell" fo:font-size="14pt" style:text-underline-style="solid" style:text-underline-width="auto" style:text-underline-color="font-color" fo:font-weight="bold" officeooo:rsid="000ba326" officeooo:paragraph-rsid="000ba326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0000" style:font-name="Cantarell" fo:font-size="14pt" style:text-underline-style="solid" style:text-underline-width="auto" style:text-underline-color="font-color" fo:font-weight="bold" officeooo:rsid="0011c12e" officeooo:paragraph-rsid="0011c12e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cc" style:font-name="Cantarell" fo:font-size="18pt" style:text-underline-style="solid" style:text-underline-width="auto" style:text-underline-color="font-color" fo:font-weight="bold" officeooo:rsid="000ba326" officeooo:paragraph-rsid="000ba326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cc" style:font-name="Cantarell" fo:font-size="14pt" fo:font-style="normal" style:text-underline-style="solid" style:text-underline-width="auto" style:text-underline-color="font-color" fo:font-weight="bold" officeooo:rsid="000f804d" officeooo:paragraph-rsid="000f804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officeooo:rsid="000ba326" officeooo:paragraph-rsid="000ba326" style:font-size-asian="14pt" style:font-size-complex="14pt"/>
    </style:style>
    <style:style style:name="P7" style:family="paragraph" style:parent-style-name="Standard">
      <style:text-properties fo:font-size="14pt" officeooo:rsid="00139617" officeooo:paragraph-rsid="000ba326" style:font-size-asian="14pt" style:font-size-complex="14pt"/>
    </style:style>
    <style:style style:name="P8" style:family="paragraph" style:parent-style-name="Standard">
      <style:text-properties fo:font-size="14pt" officeooo:rsid="000f804d" officeooo:paragraph-rsid="000f804d" style:font-size-asian="14pt" style:font-size-complex="14pt"/>
    </style:style>
    <style:style style:name="P9" style:family="paragraph" style:parent-style-name="Standard">
      <style:text-properties fo:font-size="14pt" officeooo:rsid="000d400d" officeooo:paragraph-rsid="000d400d" style:font-size-asian="14pt" style:font-size-complex="14pt"/>
    </style:style>
    <style:style style:name="P10" style:family="paragraph" style:parent-style-name="Standard">
      <style:text-properties fo:font-size="14pt" officeooo:rsid="0011c12e" officeooo:paragraph-rsid="0011c12e" style:font-size-asian="14pt" style:font-size-complex="14pt"/>
    </style:style>
    <style:style style:name="P11" style:family="paragraph" style:parent-style-name="Standard">
      <style:text-properties fo:font-size="14pt" fo:font-weight="bold" officeooo:rsid="00139617" officeooo:paragraph-rsid="000ba326" style:font-size-asian="14pt" style:font-weight-asian="bold" style:font-size-complex="14pt" style:font-weight-complex="bold"/>
    </style:style>
    <style:style style:name="P12" style:family="paragraph" style:parent-style-name="Heading_20_2">
      <style:text-properties fo:font-size="18pt" officeooo:paragraph-rsid="000ba326" style:font-size-asian="18pt" style:font-size-complex="18pt"/>
    </style:style>
    <style:style style:name="P13" style:family="paragraph" style:parent-style-name="Standard">
      <style:text-properties fo:font-size="14pt" officeooo:rsid="000ba326" officeooo:paragraph-rsid="000ba326" style:font-size-asian="14pt" style:font-size-complex="14pt"/>
    </style:style>
    <style:style style:name="P14" style:family="paragraph" style:parent-style-name="Standard">
      <style:text-properties fo:font-size="14pt" officeooo:rsid="001ec4e4" officeooo:paragraph-rsid="001ec4e4" style:font-size-asian="14pt" style:font-size-complex="14pt"/>
    </style:style>
    <style:style style:name="P15" style:family="paragraph" style:parent-style-name="Standard" style:list-style-name="L5">
      <style:text-properties fo:font-size="14pt" officeooo:rsid="001ec4e4" officeooo:paragraph-rsid="001ec4e4" style:font-size-asian="14pt" style:font-size-complex="14pt"/>
    </style:style>
    <style:style style:name="P16" style:family="paragraph" style:parent-style-name="Standard" style:list-style-name="L5">
      <style:text-properties fo:font-size="14pt" officeooo:rsid="001ec4e4" officeooo:paragraph-rsid="00200da2" style:font-size-asian="14pt" style:font-size-complex="14pt"/>
    </style:style>
    <style:style style:name="P17" style:family="paragraph" style:parent-style-name="Standard" style:list-style-name="L5">
      <style:text-properties fo:font-size="14pt" officeooo:rsid="001ec4e4" officeooo:paragraph-rsid="0021e441" style:font-size-asian="14pt" style:font-size-complex="14pt"/>
    </style:style>
    <style:style style:name="P18" style:family="paragraph" style:parent-style-name="Standard">
      <style:text-properties fo:font-size="14pt" officeooo:rsid="001ec4e4" officeooo:paragraph-rsid="00200da2" style:font-size-asian="14pt" style:font-size-complex="14pt"/>
    </style:style>
    <style:style style:name="P19" style:family="paragraph" style:parent-style-name="Standard">
      <style:text-properties fo:font-size="14pt" officeooo:rsid="000d400d" officeooo:paragraph-rsid="000ba326" style:font-size-asian="14pt" style:font-size-complex="14pt"/>
    </style:style>
    <style:style style:name="P20" style:family="paragraph" style:parent-style-name="Standard">
      <style:text-properties fo:font-size="14pt" officeooo:rsid="000d400d" officeooo:paragraph-rsid="000d400d" style:font-size-asian="14pt" style:font-size-complex="14pt"/>
    </style:style>
    <style:style style:name="P21" style:family="paragraph" style:parent-style-name="Standard">
      <style:text-properties fo:font-size="14pt" officeooo:rsid="000d400d" officeooo:paragraph-rsid="00139617" style:font-size-asian="14pt" style:font-size-complex="14pt"/>
    </style:style>
    <style:style style:name="P22" style:family="paragraph" style:parent-style-name="Standard" style:list-style-name="L6">
      <style:text-properties fo:font-size="14pt" officeooo:rsid="00200da2" officeooo:paragraph-rsid="00200da2" style:font-size-asian="14pt" style:font-size-complex="14pt"/>
    </style:style>
    <style:style style:name="P23" style:family="paragraph" style:parent-style-name="Standard">
      <style:text-properties fo:font-size="14pt" officeooo:rsid="0021e441" officeooo:paragraph-rsid="0021e441" style:font-size-asian="14pt" style:font-size-complex="14pt"/>
    </style:style>
    <style:style style:name="P24" style:family="paragraph" style:parent-style-name="Standard">
      <style:text-properties fo:font-size="14pt" officeooo:rsid="00245c34" officeooo:paragraph-rsid="00245c34" style:font-size-asian="14pt" style:font-size-complex="14pt"/>
    </style:style>
    <style:style style:name="P25" style:family="paragraph" style:parent-style-name="Standard" style:list-style-name="L7">
      <style:text-properties fo:font-size="14pt" officeooo:rsid="00245c34" officeooo:paragraph-rsid="00245c34" style:font-size-asian="14pt" style:font-size-complex="14pt"/>
    </style:style>
    <style:style style:name="P26" style:family="paragraph" style:parent-style-name="Standard">
      <style:text-properties fo:font-size="14pt" fo:font-weight="bold" officeooo:rsid="001ec4e4" officeooo:paragraph-rsid="001ec4e4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ec4e4" officeooo:paragraph-rsid="00200da2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200da2" officeooo:paragraph-rsid="00200da2" style:font-size-asian="14pt" style:font-weight-asian="bold" style:font-size-complex="14pt" style:font-weight-complex="bold"/>
    </style:style>
    <style:style style:name="P29" style:family="paragraph" style:parent-style-name="Standard" style:list-style-name="L6">
      <style:text-properties fo:font-size="14pt" fo:font-weight="normal" officeooo:rsid="00200da2" officeooo:paragraph-rsid="00200da2" style:font-size-asian="14pt" style:font-weight-asian="normal" style:font-size-complex="14pt" style:font-weight-complex="normal"/>
    </style:style>
    <style:style style:name="P30" style:family="paragraph" style:parent-style-name="Standard" style:list-style-name="L6">
      <style:text-properties fo:font-size="14pt" fo:font-style="italic" officeooo:rsid="00200da2" officeooo:paragraph-rsid="00200da2" style:font-size-asian="14pt" style:font-style-asian="italic" style:font-size-complex="14pt" style:font-style-complex="italic"/>
    </style:style>
    <style:style style:name="P31" style:family="paragraph" style:parent-style-name="Standard">
      <style:text-properties fo:font-size="14pt" fo:font-style="italic" fo:font-weight="bold" officeooo:rsid="00200da2" officeooo:paragraph-rsid="00200da2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 style:list-style-name="L5">
      <style:text-properties fo:font-size="14pt" fo:font-style="italic" fo:font-weight="bold" officeooo:rsid="0021e441" officeooo:paragraph-rsid="0021e441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4pt" fo:font-style="italic" fo:font-weight="bold" officeooo:rsid="0021e441" officeooo:paragraph-rsid="0021e441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ext_20_body" style:list-style-name="L3"/>
    <style:style style:name="P35" style:family="paragraph" style:parent-style-name="Text_20_body">
      <style:text-properties fo:font-size="14pt" style:font-size-asian="14pt" style:font-size-complex="14pt"/>
    </style:style>
    <style:style style:name="P36" style:family="paragraph" style:parent-style-name="Text_20_body" style:list-style-name="L1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 style:font-name="Cantarel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ec4e4" style:font-size-asian="14pt" style:font-size-complex="14pt"/>
    </style:style>
    <style:style style:name="T5" style:family="text">
      <style:text-properties officeooo:rsid="001edd95"/>
    </style:style>
    <style:style style:name="T6" style:family="text">
      <style:text-properties officeooo:rsid="000ba326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1e441" style:font-style-asian="italic" style:font-weight-asian="bold" style:font-style-complex="italic" style:font-weight-complex="bold"/>
    </style:style>
    <style:style style:name="T9" style:family="text">
      <style:text-properties officeooo:rsid="00245c3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2"/>
      <text:p text:style-name="P6"/>
      <text:p text:style-name="Standard"><text:span text:style-name="T3">Création d’</text:span><text:span text:style-name="T4">un générateur de citations aléatoires en javascript.</text:span></text:p>
      <text:p text:style-name="P14">Le projet se décompose en 2 parties : </text:p>
      <text:p text:style-name="P6"/>
      <text:h text:style-name="P12" text:outline-level="2"><text:bookmark text:name="r-3527763"/><text:span text:style-name="T6">Etape 1 : des citations aléatoires</text:span></text:h>
      <text:list xml:id="list8661758934585388045" text:style-name="L1">
        <text:list-item>
          <text:p text:style-name="P36"><text:bookmark text:name="r-3527783"/><text:bookmark text:name="r-3527778"/><text:bookmark text:name="r-3527777"/>Les citations sont générées aléatoirement une par une à chaque appel du programme JavaScript</text:p>
        </text:list-item>
        <text:list-item>
          <text:p text:style-name="P36"><text:bookmark text:name="r-3527780"/><text:bookmark text:name="r-3527779"/>Chaque citation est la combinaison d'au moins 3 morceaux de phrases (à vous de préparer ces morceaux de phrase)</text:p>
        </text:list-item>
        <text:list-item>
          <text:p text:style-name="P36"><text:bookmark text:name="r-3527782"/><text:bookmark text:name="r-3527781"/>A défaut d'être intelligible, la phrase doit être cohérente (pas de point d'exclamation au milieu d'une phrase)</text:p>
        </text:list-item>
      </text:list>
      <text:p text:style-name="P35"><text:bookmark text:name="r-3527784"/>Le programme peut simplement afficher le résultat dans la console JavaScript..</text:p>
      <text:p text:style-name="Text_20_body"/>
      <text:h text:style-name="Heading_20_2" text:outline-level="2"><text:bookmark text:name="r-3527808"/>Etape 2 : des citations configurables</text:h>
      <text:p text:style-name="Text_20_body"><text:bookmark text:name="r-3527790"/>Vous souhaitez maintenant aller plus loin et proposer les options suivantes :</text:p>
      <text:list xml:id="list998679921532235801" text:style-name="L3">
        <text:list-item>
          <text:p text:style-name="P34"><text:bookmark text:name="r-3527802"/><text:bookmark text:name="r-3527797"/><text:bookmark text:name="r-3527796"/>Choisir le nombre de citations générées (de 1 à 5)</text:p>
        </text:list-item>
        <text:list-item>
          <text:p text:style-name="P34"><text:bookmark text:name="r-3527799"/><text:bookmark text:name="r-3527798"/>Choisir entre 2 types de générateurs de citations (vous devrez donc avoir 2 ensembles de phrases)</text:p>
        </text:list-item>
        <text:list-item>
          <text:p text:style-name="P34"><text:bookmark text:name="r-3527801"/><text:bookmark text:name="r-3527800"/>Une fois les citations générées, proposer de générer de nouvelles citations ou d'arrêter là le programme</text:p>
        </text:list-item>
      </text:list>
      <text:p text:style-name="Text_20_body"/>
      <text:p text:style-name="Text_20_body"/>
      <text:p text:style-name="P6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1ERE PARTIE : <text:span text:style-name="T5">citations à 3 variables </text:span></text:p>
      <text:p text:style-name="P6"/>
      <text:p text:style-name="P7"/>
      <text:p text:style-name="P14">Correspond au fichier citation_v1.js</text:p>
      <text:p text:style-name="P14"/>
      <text:p text:style-name="P14"/>
      <text:p text:style-name="P14">var début = 14 début de citations</text:p>
      <text:p text:style-name="P14">var milieu = 14 milieu de citations</text:p>
      <text:p text:style-name="P14">var fin = 14 fin de citation</text:p>
      <text:p text:style-name="P14"/>
      <text:p text:style-name="P14">Ces variables sont des tableaux.</text:p>
      <text:p text:style-name="P14"/>
      <text:p text:style-name="P28">Var citation </text:p>
      <text:list xml:id="list4643596874137703870" text:style-name="L6">
        <text:list-item>
          <text:p text:style-name="P22">Création de la variable Citation avec 3 <text:span text:style-name="T9">attributs</text:span></text:p>
        </text:list-item>
        <text:list-item>
          <text:p text:style-name="P22">Initialisation de la function avec 3 attribut<text:span text:style-name="T9">s</text:span> : un randomdébut, un random milieu et un random fin</text:p>
        </text:list-item>
        <text:list-item>
          <text:p text:style-name="P22">Description de la function <text:s/></text:p>
        </text:list-item>
      </text:list>
      <text:p text:style-name="P14"/>
      <text:p text:style-name="P14"><text:span text:style-name="T1">Function generate_random(max)</text:span> retourne un entier entre 1 et max, ici max est égal à 13 (0 est inclus).</text:p>
      <text:p text:style-name="P14"/>
      <text:p text:style-name="P14"/>
      <text:p text:style-name="P26">Function generate_citation(max) </text:p>
      <text:list xml:id="list5966332184813483932" text:style-name="L5">
        <text:list-item>
          <text:p text:style-name="P15">créé un tableau</text:p>
        </text:list-item>
        <text:list-item>
          <text:p text:style-name="P15">boucle for avec initialisation à 0 et en condition i inférieur à max</text:p>
        </text:list-item>
        <text:list-item>
          <text:p text:style-name="P15">création de l’objet citation</text:p>
        </text:list-item>
        <text:list-item>
          <text:p text:style-name="P15">initialisation de l’objet citation avec début, milieu et fin générer aléatoirement</text:p>
        </text:list-item>
        <text:list-item>
          <text:p text:style-name="P15">retourne le tableau donc la citation générée</text:p>
        </text:list-item>
      </text:list>
      <text:p text:style-name="P14"/>
      <text:p text:style-name="P14"/>
      <text:p text:style-name="P26">fénêtre de choix</text:p>
      <text:p text:style-name="P14">var proposition = 6 choix possibles, 0 sert à quitter le programme. La valeur de proposition est la saisie dans le prompt par l’utilisateur.</text:p>
      <text:p text:style-name="P14"/>
      <text:p text:style-name="P14">La boucle for génère autant de citation que la saisie dans le prompt.</text:p>
      <text:p text:style-name="P14">J’ai choisi d’ utiliser une boucle for car le nombre de fois ou la boucle tourne est défini par l’utilisateur <text:span text:style-name="T5">et donc connu</text:span>.</text:p>
      <text:p text:style-name="P19"><text:span text:style-name="T2"/></text:p>
      <text:p text:style-name="P9"/>
      <text:p text:style-name="P9"/>
      <text:p text:style-name="P9"/>
      <text:p text:style-name="P21"/>
      <text:p text:style-name="P9"/>
      <text:p text:style-name="P9"><text:soft-page-break/></text:p>
      <text:p text:style-name="P5">2EME PARTIE : <text:span text:style-name="T5">Citations à 3 ou 4 variables</text:span></text:p>
      <text:p text:style-name="P8"/>
      <text:p text:style-name="P8"/>
      <text:p text:style-name="P18">Correspond au fichier citation.js</text:p>
      <text:p text:style-name="P18"/>
      <text:p text:style-name="P18"/>
      <text:p text:style-name="P18">var début = 14 début de citations</text:p>
      <text:p text:style-name="P18">var milieu = 14 milieu de citations</text:p>
      <text:p text:style-name="P31">var milieu2 = 14 autres milieu de citations</text:p>
      <text:p text:style-name="P18">var fin = 14 fin de citation</text:p>
      <text:p text:style-name="P18"/>
      <text:p text:style-name="P18">Ces variables sont des tableaux.</text:p>
      <text:p text:style-name="P18"/>
      <text:p text:style-name="P28">Var citation =</text:p>
      <text:list xml:id="list122703548057252" text:continue-list="list4643596874137703870" text:style-name="L6">
        <text:list-item>
          <text:p text:style-name="P22">Création de la variable Citation </text:p>
        </text:list-item>
        <text:list-item>
          <text:p text:style-name="P22">Initialisation de la function <text:span text:style-name="T7">avec 3 attributs via un « if »</text:span> : un randomdébut, un random milieu et un random fin</text:p>
        </text:list-item>
        <text:list-item>
          <text:p text:style-name="P30">Initialisation de la function <text:span text:style-name="T1">avec 4 attributs via un « if »</text:span>: + un random milieu 2</text:p>
        </text:list-item>
        <text:list-item>
          <text:p text:style-name="P29">Description de la function <text:s/><text:span text:style-name="T7">à 3 ou 4 attributs via un « if »</text:span></text:p>
        </text:list-item>
      </text:list>
      <text:p text:style-name="P18"/>
      <text:p text:style-name="P18"/>
      <text:p text:style-name="P18"><text:span text:style-name="T1">Function generate_random(max)</text:span> retourne un entier entre 1 et max, ici max est égal à 13 (0 est inclus).</text:p>
      <text:p text:style-name="P31">Aucune modification sur cette fonction.</text:p>
      <text:p text:style-name="P18"/>
      <text:p text:style-name="P18"/>
      <text:p text:style-name="P27">Function generate_citation(max) </text:p>
      <text:list xml:id="list122703833087266" text:continue-list="list5966332184813483932" text:style-name="L5">
        <text:list-item>
          <text:p text:style-name="P16">créé un tableau</text:p>
        </text:list-item>
        <text:list-item>
          <text:p text:style-name="P16">boucle for avec initialisation à 0 et en condition i inférieur à max</text:p>
        </text:list-item>
        <text:list-item>
          <text:p text:style-name="P32">via if création de la citation à 3 <text:span text:style-name="T9">attributs</text:span> si elle est de type est égal à 3.</text:p>
        </text:list-item>
        <text:list-item>
          <text:p text:style-name="P32">via if création de la citation à 4 <text:span text:style-name="T9">attribut</text:span>s si elle est de type est égal à 4.</text:p>
        </text:list-item>
        <text:list-item>
          <text:p text:style-name="P16">création de l’objet citation</text:p>
        </text:list-item>
        <text:list-item>
          <text:p text:style-name="P17">initialisation de l’objet citation avec début, milieu et fin générer aléatoirement <text:span text:style-name="T8">si type 3 ou <text:s/></text:span><text:span text:style-name="T7">début, milieu, </text:span><text:span text:style-name="T8">milieu2 </text:span><text:span text:style-name="T7"><text:s/>et fin générer aléatoirement </text:span><text:span text:style-name="T8">si type 4.</text:span></text:p>
        </text:list-item>
        <text:list-item>
          <text:p text:style-name="P16">retourne le tableau donc la citation générée</text:p>
        </text:list-item>
      </text:list>
      <text:p text:style-name="P18"/>
      <text:p text:style-name="P18"/>
      <text:p text:style-name="P27">fénêtre de choix</text:p>
      <text:p text:style-name="P18">var proposition = 6 choix possibles, 0 sert à quitter le programme. La valeur de proposition est la saisie dans le prompt par l’utilisateur.</text:p>
      <text:p text:style-name="P18"/>
      <text:p text:style-name="P18">La boucle for génère autant de citation que la saisie dans le prompt.</text:p>
      <text:p text:style-name="P18"><text:soft-page-break/></text:p>
      <text:p text:style-name="P33">Si la saisie est entre 0 et 5 alors <text:s/>possibilité par l’utilisateur de choisir entre citation à 3 ou 4 <text:span text:style-name="T9">attributs</text:span>s via un « if » « typeCitation==3 » OU « typeCitation==4 » et le programme <text:s/>génère la citation (ou les) souhaités.</text:p>
      <text:p text:style-name="P33">J’ai rajouté 1 tests: si l’utilisateur ne saisit pas 3 OU 4 alors un message d’ erreur l’averti et la boucle recommence à la saisie du choix du nombre d’ <text:span text:style-name="T9">attributs</text:span> souhaités.</text:p>
      <text:p text:style-name="P33"/>
      <text:p text:style-name="P33">Un deuxième test est également présent : si l’utilisateur, au moment du choix du nombre de citation générée ne saisie pas un chiffre compris entre 0 et 5 inclus alors un message d’ erreur apparaît. 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3">CONCLUSION</text:p>
      <text:p text:style-name="P10"/>
      <text:p text:style-name="P24">Axe d’ amélioration possible :</text:p>
      <text:list xml:id="list1035112645238076599" text:style-name="L7">
        <text:list-item>
          <text:p text:style-name="P25">rendre le code encore plus léger ?</text:p>
        </text:list-item>
        <text:list-item>
          <text:p text:style-name="P25">tests à base de typeof et non à base de ‘number‘ </text:p>
        </text:list-item>
        <text:list-item>
          <text:p text:style-name="P25">je n’ai pas voulu utiliser les 2 cours du projets 6 pour ce projet 5.</text:p>
        </text:list-item>
        <text:list-item>
          <text:p text:style-name="P25">j’aimerais, pour que ce projet colle bien à la formation de dev’ frontend, que le résultat ne soit plus dans la console mais dans une belle page web.</text:p>
        </text:list-item>
      </text:list>
      <text:p text:style-name="P10"/>
      <text:p text:style-name="P10"><text:span text:style-name="T1">Avez-vous des questions</text:span> ou des points à éclaircir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a32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0:10:51.554782698</meta:creation-date>
    <meta:generator>LibreOffice/5.1.4.2$Linux_X86_64 LibreOffice_project/10m0$Build-2</meta:generator>
    <dc:date>2017-02-16T10:29:02.928612240</dc:date>
    <meta:editing-duration>P2DT5H53M37S</meta:editing-duration>
    <meta:editing-cycles>16</meta:editing-cycles>
    <meta:print-date>2017-02-16T10:37:47.207159844</meta:print-date>
    <meta:document-statistic meta:table-count="0" meta:image-count="0" meta:object-count="0" meta:page-count="4" meta:paragraph-count="69" meta:word-count="808" meta:character-count="4448" meta:non-whitespace-character-count="3723"/>
  </office:meta>
</office:document-meta>
</file>